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A00000043874AAC4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style:font-name="Ubuntu" fo:font-size="28pt" style:font-size-asian="28pt" style:font-size-complex="28pt"/>
    </style:style>
    <style:style style:name="P2" style:family="paragraph">
      <loext:graphic-properties draw:fill="none" draw:fill-color="#ffffff"/>
      <style:text-properties style:font-name="Ubuntu" fo:font-size="28pt" style:font-size-asian="28pt" style:font-size-complex="2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Ubuntu" fo:font-size="48pt" fo:font-weight="bold" style:font-size-asian="48pt" style:font-weight-asian="bold" style:font-size-complex="48pt" style:font-weight-complex="bold"/>
    </style:style>
    <style:style style:name="P5" style:family="paragraph">
      <style:text-properties style:font-name="Ubuntu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Ubuntu" fo:font-size="28pt" style:font-size-asian="28pt" style:font-size-complex="28pt"/>
    </style:style>
    <style:style style:name="T2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2.3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7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3.0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-1.037cm" svg:width="25.7cm" svg:height="19.274cm" draw:z-index="0"><draw:image xlink:href="Pictures/10000201000005A00000043874AAC46C.png" xlink:type="simple" xlink:show="embed" xlink:actuate="onLoad"/></draw:frame><draw:frame text:anchor-type="paragraph" draw:z-index="1" draw:style-name="gr1" draw:text-style-name="P2" svg:width="4.71cm" svg:height="2.356cm" svg:x="0.506cm" svg:y="13.824cm"><draw:text-box><text:p text:style-name="P1"><text:span text:style-name="T1">Signed by:</text:span></text:p></draw:text-box></draw:frame><draw:frame text:anchor-type="paragraph" draw:z-index="2" draw:style-name="gr2" draw:text-style-name="P2" svg:width="9.341cm" svg:height="2.673cm" svg:x="10.56cm" svg:y="11.178cm"><draw:text-box><text:p><text:span text:style-name="T1">NAME HERE</text:span></text:p></draw:text-box></draw:frame><draw:line text:anchor-type="paragraph" draw:z-index="3" draw:style-name="gr3" draw:text-style-name="P3" svg:x1="6.592cm" svg:y1="12.395cm" svg:x2="20.403cm" svg:y2="12.395cm"><text:p/></draw:line><draw:frame text:anchor-type="paragraph" draw:z-index="4" draw:style-name="gr4" draw:text-style-name="P4" svg:width="8.407cm" svg:height="1.95cm" svg:x="1.076cm" svg:y="4.556cm"><draw:text-box><text:p><text:span text:style-name="T2">OFFICIAL</text:span></text:p></draw:text-box></draw:frame><draw:frame text:anchor-type="paragraph" draw:z-index="5" draw:style-name="gr5" draw:text-style-name="P4" svg:width="10.201cm" svg:height="3.088cm" svg:x="16.861cm" svg:y="4.701cm"><draw:text-box><text:p text:style-name="P5"><text:span text:style-name="T2">DESIGN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11-26T22:35:05.327240802</meta:creation-date>
    <dc:date>2015-11-26T23:27:06.935101462</dc:date>
    <dc:creator>Mike </dc:creator>
    <meta:editing-duration>PT36M5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3.2$Linux_X86_64 LibreOffice_project/40m0$Build-2</meta:generator>
  </office:meta>
</office:document-meta>
</file>